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fef3" officeooo:paragraph-rsid="001ffef3"/>
    </style:style>
    <style:style style:name="P2" style:family="paragraph" style:parent-style-name="Standard">
      <style:text-properties officeooo:paragraph-rsid="001ffef3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officeooo:paragraph-rsid="002211ce"/>
    </style:style>
    <style:style style:name="P6" style:family="paragraph" style:parent-style-name="Standard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1" style:family="text">
      <style:text-properties officeooo:rsid="001ffef3"/>
    </style:style>
    <style:style style:name="T2" style:family="text">
      <style:text-properties fo:color="#a00000"/>
    </style:style>
    <style:style style:name="T3" style:family="text">
      <style:text-properties fo:color="#ff4000"/>
    </style:style>
    <style:style style:name="T4" style:family="text">
      <style:text-properties fo:color="#00a933"/>
    </style:style>
    <style:style style:name="T5" style:family="text">
      <style:text-properties fo:color="#00a933" fo:font-size="11pt" style:font-size-asian="11pt" style:font-size-complex="11pt"/>
    </style:style>
    <style:style style:name="T6" style:family="text">
      <style:text-properties fo:color="#81d41a"/>
    </style:style>
    <style:style style:name="T7" style:family="text">
      <style:text-properties fo:color="#81d41a" fo:font-size="11pt" style:font-size-asian="11pt" style:font-size-complex="11pt"/>
    </style:style>
    <style:style style:name="T8" style:family="text">
      <style:text-properties fo:color="#55308d"/>
    </style:style>
    <style:style style:name="T9" style:family="text">
      <style:text-properties fo:color="#729fcf"/>
    </style:style>
    <style:style style:name="T10" style:family="text">
      <style:text-properties fo:color="#729fcf" officeooo:rsid="001ffef3"/>
    </style:style>
    <style:style style:name="T11" style:family="text">
      <style:text-properties fo:color="#337ab7"/>
    </style:style>
    <style:style style:name="T12" style:family="text">
      <style:text-properties fo:color="#337ab7" officeooo:rsid="001ffef3"/>
    </style:style>
    <style:style style:name="T13" style:family="text">
      <style:text-properties fo:color="#337ab7" fo:font-size="11pt" style:font-size-asian="11pt" style:font-size-complex="11pt"/>
    </style:style>
    <style:style style:name="T14" style:family="text">
      <style:text-properties officeooo:rsid="0028f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POSÓB WYLICZENIA WYNIKU FINANSOWEGO FUNDACJI <text:s/>ART.MOBIS</text:p>
      <text:p text:style-name="Standard"/>
      <text:p text:style-name="Standard"/>
      <text:p text:style-name="Standard"/>
      <text:p text:style-name="Standard">I <text:s text:c="4"/>Wyniku na działalności gospodarczej</text:p>
      <text:p text:style-name="Standard"/>
      <text:p text:style-name="Standard">II <text:s text:c="3"/>Wyniku na działalności statutowej</text:p>
      <text:p text:style-name="Standard"/>
      <text:p text:style-name="Standard"/>
      <text:p text:style-name="Standard"/>
      <text:p text:style-name="Standard"/>
      <text:p text:style-name="Standard">Na wynik finansowy Fundacji składają się:</text:p>
      <text:p text:style-name="Standard"/>
      <text:p text:style-name="P4">- przychody ogólne</text:p>
      <text:p text:style-name="P4">- przychody statutowe</text:p>
      <text:p text:style-name="P4"/>
      <text:p text:style-name="P4">- koszty ogólne</text:p>
      <text:p text:style-name="P4">- koszty statutowe</text:p>
      <text:p text:style-name="P4">- koszty z działalności gospodarczej</text:p>
      <text:p text:style-name="Standard"/>
      <text:p text:style-name="Standard"/>
      <text:p text:style-name="Standard"/>
      <text:p text:style-name="Standard"/>
      <text:p text:style-name="Standard"/>
      <text:p text:style-name="Standard">Wynik na działalności gospodarczej:</text:p>
      <text:p text:style-name="Standard"/>
      <text:p text:style-name="P3">przychody ogólne wg proporcji 1 – <text:span text:style-name="T1">(</text:span>koszty ogólne wg proporcji 1 + koszty z działalności gospodarczej<text:span text:style-name="T1">)</text:span></text:p>
      <text:p text:style-name="P3"/>
      <text:p text:style-name="Standard"/>
      <text:p text:style-name="Standard"/>
      <text:p text:style-name="Standard">Wynik na działalności statutowej:</text:p>
      <text:p text:style-name="Standard"/>
      <text:p text:style-name="P3">przychody ogólne wg proporcji 2 + przychody statutowe – <text:span text:style-name="T1">(</text:span>koszty ogólne wg proporcji 2 + koszty statutowe<text:span text:style-name="T1">)</text:span></text:p>
      <text:p text:style-name="P3"/>
      <text:p text:style-name="Standard"/>
      <text:p text:style-name="Standard"/>
      <text:p text:style-name="Standard"/>
      <text:p text:style-name="Standard">przychody ogólne wg proporcji 1 = przychody ogólne x <text:span text:style-name="T4">proporcja 1</text:span></text:p>
      <text:p text:style-name="P2">przychody ogólne wg proporcji <text:span text:style-name="T1">2</text:span> = przychody ogólne x <text:span text:style-name="T11">proporcja </text:span><text:span text:style-name="T12">2</text:span></text:p>
      <text:p text:style-name="P1"/>
      <text:p text:style-name="P5">koszty ogólne wg proporcji 1 = koszty ogólne x <text:span text:style-name="T4">proporcja 1</text:span></text:p>
      <text:p text:style-name="P5">koszty ogólne wg proporcji 2 = koszty ogólne x <text:span text:style-name="T11">proporcja </text:span><text:span text:style-name="T12">2</text:span></text:p>
      <text:p text:style-name="Standard"/>
      <text:p text:style-name="Standard"/>
      <text:p text:style-name="P3"><text:span text:style-name="T5">proporcja 1</text:span> = koszty z działalności gospodarczej / ( koszty z działalności gospodarczej + koszty statutowe )</text:p>
      <text:p text:style-name="P3"/>
      <text:p text:style-name="P3"><text:span text:style-name="T13">proporcja 2</text:span> = koszty statutowe / ( koszty z działalności gospodarczej + koszty statutowe )</text:p>
      <text:p text:style-name="P3"/>
      <text:p text:style-name="P3"/>
      <text:p text:style-name="P3"/>
      <text:p text:style-name="P6">proporcja 1 + proporcja 2 =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0:32:21.894000000</meta:creation-date>
    <meta:print-date>2020-02-25T10:36:35.204000000</meta:print-date>
    <dc:date>2020-02-25T11:43:49.866000000</dc:date>
    <meta:editing-duration>PT5M37S</meta:editing-duration>
    <meta:editing-cycles>5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0" meta:word-count="161" meta:character-count="1030" meta:non-whitespace-character-count="879"/>
  </office:meta>
</office:document-meta>
</file>